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67" officeooo:paragraph-rsid="00183e67"/>
    </style:style>
    <style:style style:name="P2" style:family="paragraph" style:parent-style-name="Standard">
      <style:paragraph-properties fo:text-align="start" style:justify-single-word="false"/>
      <style:text-properties officeooo:rsid="00183e67" officeooo:paragraph-rsid="00183e67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6417in" fo:min-width="1.8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417in" fo:min-width="1.7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Pipeline Flow:</text:p>
      <text:p text:style-name="P2"/>
      <text:p text:style-name="P2"/>
      <text:p text:style-name="P1"><draw:custom-shape text:anchor-type="paragraph" draw:z-index="0" draw:name="Shape1" draw:style-name="gr1" svg:width="1.885in" svg:height="0.7098in" svg:x="2.0563in" svg:y="0.1209in"><text:p text:style-name="P3">DataClean (no lag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" svg:width="1.885in" svg:height="0.7098in" svg:x="2.0465in" svg:y="1.4in"><text:p text:style-name="P3">Public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svg:width="1.885in" svg:height="0.7098in" svg:x="2.0508in" svg:y="2.7827in"><text:p text:style-name="P3">CustSe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svg:width="1.885in" svg:height="0.7098in" svg:x="-0.2528in" svg:y="2.7827in"><text:p text:style-name="P3">Public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2" draw:style-name="gr2" draw:text-style-name="P3" svg:x1="2.998in" svg:y1="0.8307in" svg:x2="2.998in" svg:y2="1.4in"><text:p/></draw:line><draw:line text:anchor-type="paragraph" draw:z-index="5" draw:name="Shape3" draw:style-name="gr2" draw:text-style-name="P3" svg:x1="2.998in" svg:y1="0.8307in" svg:x2="5.3563in" svg:y2="1.4in"><text:p/></draw:line><draw:line text:anchor-type="paragraph" draw:z-index="6" draw:name="Shape4" draw:style-name="gr2" draw:text-style-name="P3" svg:x1="2.998in" svg:y1="0.8307in" svg:x2="0.6201in" svg:y2="1.4in"><text:p/></draw:line><draw:line text:anchor-type="paragraph" draw:z-index="7" draw:name="Shape5" draw:style-name="gr2" draw:text-style-name="P3" svg:x1="2.9217in" svg:y1="3.4925in" svg:x2="5.3945in" svg:y2="4.0626in"><text:p/></draw:line><draw:line text:anchor-type="paragraph" draw:z-index="8" draw:name="Shape6" draw:style-name="gr2" draw:text-style-name="P3" svg:x1="5.4134in" svg:y1="4.772in" svg:x2="5.4134in" svg:y2="5.3705in"><text:p/></draw:line><draw:line text:anchor-type="paragraph" draw:z-index="9" draw:name="Shape7" draw:style-name="gr2" draw:text-style-name="P3" svg:x1="2.9783in" svg:y1="3.4925in" svg:x2="0.6492in" svg:y2="4.0709in"><text:p/></draw:line><draw:line text:anchor-type="paragraph" draw:z-index="10" draw:name="Shape8" draw:style-name="gr2" draw:text-style-name="P3" svg:x1="0.678in" svg:y1="4.7909in" svg:x2="0.678in" svg:y2="5.3874in"><text:p/></draw:line><draw:custom-shape text:anchor-type="paragraph" draw:z-index="11" draw:name="Shape1" draw:style-name="gr1" svg:width="1.885in" svg:height="0.7098in" svg:x="-0.2244in" svg:y="4.0811in"><text:p text:style-name="P3">Split (train tes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1" svg:width="1.885in" svg:height="0.7098in" svg:x="4.4445in" svg:y="4.0626in"><text:p text:style-name="P3">Split (by tim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" draw:text-style-name="P3" svg:width="1.885in" svg:height="0.7098in" svg:x="-0.2339in" svg:y="5.3882in"><text:p text:style-name="P3">StdScale (Xtrain, Xtes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Shape8" draw:style-name="gr2" draw:text-style-name="P3" svg:x1="0.6492in" svg:y1="3.4925in" svg:x2="0.6492in" svg:y2="4.089in"><text:p/></draw:line><draw:custom-shape text:anchor-type="paragraph" draw:z-index="15" draw:name="Shape1" draw:style-name="gr1" draw:text-style-name="P3" svg:width="1.885in" svg:height="0.7098in" svg:x="4.4055in" svg:y="2.7665in"><text:p text:style-name="P3">Public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6" draw:style-name="gr2" draw:text-style-name="P3" svg:x1="5.3945in" svg:y1="3.4764in" svg:x2="5.3945in" svg:y2="4.0748in"><text:p/></draw:line><draw:custom-shape text:anchor-type="paragraph" draw:z-index="17" draw:name="Shape1" draw:style-name="gr3" draw:text-style-name="P3" svg:width="1.8059in" svg:height="0.7098in" svg:x="4.4945in" svg:y="5.3311in"><text:p text:style-name="P3">StdScale (Xtrain, Xtest, X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Shape4" draw:style-name="gr2" draw:text-style-name="P3" svg:x1="2.9898in" svg:y1="2.1098in" svg:x2="2.9898in" svg:y2="2.7827in"><text:p/></draw:line><draw:custom-shape text:anchor-type="paragraph" draw:z-index="19" draw:name="Shape1" draw:style-name="gr3" draw:text-style-name="P3" svg:width="1.8059in" svg:height="0.7098in" svg:x="4.5043in" svg:y="6.6472in"><text:p text:style-name="P3">Forca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Shape6" draw:style-name="gr2" draw:text-style-name="P3" svg:x1="5.4134in" svg:y1="6.0409in" svg:x2="5.4134in" svg:y2="6.6394in"><text:p/></draw:line><draw:custom-shape text:anchor-type="paragraph" draw:z-index="21" draw:name="Shape1" draw:style-name="gr1" draw:text-style-name="P3" svg:width="1.885in" svg:height="0.7098in" svg:x="-0.2339in" svg:y="6.7047in"><text:p text:style-name="P3">Pred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Shape8" draw:style-name="gr2" draw:text-style-name="P3" svg:x1="0.6681in" svg:y1="6.098in" svg:x2="0.6681in" svg:y2="6.6945in"><text:p/></draw:line><draw:custom-shape text:anchor-type="paragraph" draw:z-index="23" draw:name="Shape1" draw:style-name="gr1" draw:text-style-name="P3" svg:width="1.885in" svg:height="0.7098in" svg:x="-0.2339in" svg:y="1.4in"><text:p text:style-name="P3">CreateLag (by ca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1" draw:text-style-name="P3" svg:width="1.885in" svg:height="0.7098in" svg:x="4.4055in" svg:y="1.4in"><text:p text:style-name="P3">CreateLag (by stor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Shape8" draw:style-name="gr2" draw:text-style-name="P3" svg:x1="5.3839in" svg:y1="2.1098in" svg:x2="5.3839in" svg:y2="2.7827in"><text:p/></draw:line><draw:line text:anchor-type="paragraph" draw:z-index="26" draw:name="Shape8" draw:style-name="gr2" draw:text-style-name="P3" svg:x1="5.3839in" svg:y1="2.1098in" svg:x2="5.3839in" svg:y2="2.7827in"><text:p/></draw:line><draw:line text:anchor-type="paragraph" draw:z-index="27" draw:name="Shape8" draw:style-name="gr2" draw:text-style-name="P3" svg:x1="0.6591in" svg:y1="2.1098in" svg:x2="0.6591in" svg:y2="2.782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30:05.308663034</meta:creation-date>
    <dc:date>2018-01-23T23:57:47.233152885</dc:date>
    <meta:editing-duration>PT2H38M3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9" meta:non-whitespace-character-count="13"/>
  </office:meta>
</office:document-meta>
</file>